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Rejath T M</text:span></text:p>
      <text:p text:style-name="P1"><text:span text:style-name="T3">Roll No 50</text:span></text:p>
      <text:p text:style-name="P1"><text:span text:style-name="T3">TCR18CS050</text:span></text:p>
      <text:p text:style-name="P1"><text:span text:style-name="T3">GECT CSE S5</text:span></text:p>
      <text:p text:style-name="P1"><text:span text:style-name="T4"/></text:p>
      <text:p text:style-name="P1"><text:span text:style-name="T5">Readme:</text:span></text:p>
      <text:p text:style-name="P1"><text:span text:style-name="T6">Contents of the mail: </text:span></text:p>
      <text:p text:style-name="P1"><text:span text:style-name="T7">exp8.sql- file containing sql commands of experiment 8.</text:span></text:p>
      <text:p text:style-name="P1"><text:span text:style-name="T7">exp9.sql- file containing sql commands of experiment 9</text:span></text:p>
      <text:p text:style-name="P1"><text:span text:style-name="T8">Here i am using MySQL 8.0.21.0 on Windows 10</text:span></text:p>
      <text:p text:style-name="P1"><text:span text:style-name="T9"/></text:p>
      <text:p text:style-name="P1"><text:span text:style-name="T10">We can run the the batch script from terminal using the following command</text:span></text:p>
      <text:p text:style-name="P1"><text:span text:style-name="T11">$mysql -u (username) -p(password) &lt; (~/directory/batch.sql) </text:span></text:p>
      <text:p text:style-name="P1"><text:span text:style-name="T12">Then the batch will be executed.</text:span></text:p>
      <text:p text:style-name="P1"><text:span text:style-name="T13"/></text:p>
      <text:list text:style-name="L2">
        <text:list-item>
          <text:p text:style-name="P2"><text:span text:style-name="T14">Here experiment 8 is to use String functions, numeric functions, date functions and advanced function.</text:span></text:p>
        </text:list-item>
        <text:list-item>
          <text:p text:style-name="P2"><text:span text:style-name="T15">String</text:span><text:span text:style-name="T16"><text:s/>functions like <text:tab/></text:span><text:span text:style-name="T17">length(),replace() numeric</text:span><text:span text:style-name="T18"><text:s/>functions like ,</text:span><text:span text:style-name="T19">Date<text:s/></text:span><text:span text:style-name="T20">functions like<text:s/></text:span><text:span text:style-name="T21">add_date,currdate, Advance<text:s/></text:span><text:span text:style-name="T22">functions like<text:s/></text:span><text:span text:style-name="T23">if,bin<text:s/></text:span><text:span text:style-name="T24">etc are used</text:span></text:p>
        </text:list-item>
        <text:list-item>
          <text:p text:style-name="P2"><text:span text:style-name="T25">Experiment 9 is to use aggregate functions.</text:span></text:p>
        </text:list-item>
        <text:list-item>
          <text:p text:style-name="P2"><text:span text:style-name="T25">They are the functions which provide aggrgate values of coloumns</text:span></text:p>
        </text:list-item>
        <text:list-item>
          <text:p text:style-name="P2"><text:span text:style-name="T26">MIN,MAX,COUNT(*),AVG<text:s/></text:span><text:span text:style-name="T27">etc are used</text:span></text:p>
        </text:list-item>
      </text:list>
      <text:p text:style-name="P3"><text:span text:style-name="T27"/></text:p>
      <text:p text:style-name="P3"><text:span text:style-name="T28">As these experiments are continuous execution of previous experiments is needed.</text:span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